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af3e" officeooo:paragraph-rsid="0005af3e"/>
    </style:style>
    <style:style style:name="P2" style:family="paragraph" style:parent-style-name="Standard">
      <style:text-properties officeooo:rsid="0005af3e" officeooo:paragraph-rsid="0005d52b"/>
    </style:style>
    <style:style style:name="P3" style:family="paragraph" style:parent-style-name="Standard">
      <style:text-properties officeooo:rsid="0005af3e" officeooo:paragraph-rsid="000662b3"/>
    </style:style>
    <style:style style:name="P4" style:family="paragraph" style:parent-style-name="Standard">
      <style:text-properties fo:font-weight="bold" officeooo:rsid="0005af3e" officeooo:paragraph-rsid="0005d52b" style:font-weight-asian="bold" style:font-weight-complex="bold"/>
    </style:style>
    <style:style style:name="P5" style:family="paragraph" style:parent-style-name="Standard">
      <style:text-properties style:text-position="0% 100%" fo:font-weight="bold" officeooo:rsid="0005af3e" officeooo:paragraph-rsid="0005af3e" style:font-weight-asian="bold" style:font-weight-complex="bold"/>
    </style:style>
    <style:style style:name="P6" style:family="paragraph" style:parent-style-name="Standard">
      <style:text-properties officeooo:rsid="0009de6b" officeooo:paragraph-rsid="0005af3e"/>
    </style:style>
    <style:style style:name="P7" style:family="paragraph" style:parent-style-name="Preformatted_20_Text">
      <style:text-properties officeooo:rsid="0005af3e" officeooo:paragraph-rsid="0005af3e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text-properties fo:font-weight="bold" officeooo:rsid="0005af3e" officeooo:paragraph-rsid="0005af3e" style:font-weight-asian="bold" style:font-weight-complex="bold"/>
    </style:style>
    <style:style style:name="P10" style:family="paragraph" style:parent-style-name="Preformatted_20_Text">
      <style:text-properties officeooo:paragraph-rsid="0005d52b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officeooo:rsid="0005af3e" officeooo:paragraph-rsid="0005af3e"/>
    </style:style>
    <style:style style:name="P13" style:family="paragraph" style:parent-style-name="Standard" style:list-style-name="L2">
      <style:text-properties officeooo:rsid="0005af3e" officeooo:paragraph-rsid="0005af3e"/>
    </style:style>
    <style:style style:name="P14" style:family="paragraph" style:parent-style-name="Standard" style:list-style-name="L6">
      <style:text-properties officeooo:rsid="0005af3e" officeooo:paragraph-rsid="0005d52b"/>
    </style:style>
    <style:style style:name="P15" style:family="paragraph" style:parent-style-name="Standard" style:list-style-name="L7">
      <style:text-properties officeooo:paragraph-rsid="0005d52b"/>
    </style:style>
    <style:style style:name="P16" style:family="paragraph" style:parent-style-name="Standard" style:list-style-name="L7">
      <style:text-properties officeooo:paragraph-rsid="000662b3"/>
    </style:style>
    <style:style style:name="P17" style:family="paragraph" style:parent-style-name="Preformatted_20_Text" style:list-style-name="L3">
      <style:text-properties officeooo:paragraph-rsid="0005d52b"/>
    </style:style>
    <style:style style:name="P18" style:family="paragraph" style:parent-style-name="Preformatted_20_Text" style:list-style-name="L4">
      <style:text-properties officeooo:paragraph-rsid="0005d52b"/>
    </style:style>
    <style:style style:name="P19" style:family="paragraph" style:parent-style-name="Preformatted_20_Text" style:list-style-name="L5">
      <style:text-properties officeooo:paragraph-rsid="0005d52b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d52b" style:font-weight-asian="bold" style:font-weight-complex="bold"/>
    </style:style>
    <style:style style:name="T4" style:family="text">
      <style:text-properties fo:font-weight="bold" officeooo:rsid="0005af3e" style:font-weight-asian="bold" style:font-weight-complex="bold"/>
    </style:style>
    <style:style style:name="T5" style:family="text">
      <style:text-properties fo:font-weight="bold" officeooo:rsid="000662b3" style:font-weight-asian="bold" style:font-weight-complex="bold"/>
    </style:style>
    <style:style style:name="T6" style:family="text">
      <style:text-properties officeooo:rsid="0005d52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d52b" style:font-weight-asian="normal" style:font-weight-complex="normal"/>
    </style:style>
    <style:style style:name="T9" style:family="text">
      <style:text-properties fo:font-weight="normal" officeooo:rsid="000662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63623365316601766" text:style-name="L1">
        <text:list-item>
          <text:p text:style-name="P12">Iniciar Elastic </text:p>
        </text:list-item>
      </text:list>
      <text:p text:style-name="P5"/>
      <text:p text:style-name="P1"><text:span text:style-name="T1">sudo systemctl start elasticsearch</text:span> </text:p>
      <text:p text:style-name="P1"/>
      <text:list xml:id="list1441755116375515521" text:style-name="L2">
        <text:list-item>
          <text:p text:style-name="P13">Descargar e instalar la llave publica </text:p>
        </text:list-item>
      </text:list>
      <text:p text:style-name="P7"/>
      <text:p text:style-name="P9">rpm --import <text:a xlink:type="simple" xlink:href="https://artifacts.elastic.co/GPG-KEY-elasticsearch" text:style-name="Internet_20_link" text:visited-style-name="Visited_20_Internet_20_Link">https://artifacts.elastic.co/GPG-KEY-elasticsearch</text:a></text:p>
      <text:p text:style-name="P9"/>
      <text:list xml:id="list3443359077502144254" text:style-name="L3">
        <text:list-item>
          <text:p text:style-name="P17"><text:span text:style-name="T8">Abrir en /etc/</text:span><text:span text:style-name="Source_20_Text"><text:span text:style-name="T8">yum.repos.d/ el archivo logstash.repo con la siguiente configuración.</text:span></text:span></text:p>
        </text:list-item>
      </text:list>
      <text:p text:style-name="P10"><text:span text:style-name="Source_20_Text"><text:span text:style-name="T8"/></text:span></text:p>
      <text:p text:style-name="P10"><text:span text:style-name="Source_20_Text"><text:span text:style-name="T3">[logstash-5.x]</text:span></text:span></text:p>
      <text:p text:style-name="P8">name=Elastic repository for 5.x packages</text:p>
      <text:p text:style-name="P8">baseurl=https://artifacts.elastic.co/packages/5.x/yum</text:p>
      <text:p text:style-name="P8">gpgcheck=1</text:p>
      <text:p text:style-name="P8">gpgkey=https://artifacts.elastic.co/GPG-KEY-elasticsearch</text:p>
      <text:p text:style-name="P8">enabled=1</text:p>
      <text:p text:style-name="P8">autorefresh=1</text:p>
      <text:p text:style-name="P11">type=rpm-md</text:p>
      <text:list xml:id="list8435970519942750900" text:style-name="L4">
        <text:list-item>
          <text:p text:style-name="P18"><text:span text:style-name="Source_20_Text"><text:span text:style-name="T8">Realizar un yum</text:span></text:span></text:p>
        </text:list-item>
        <text:list-item>
          <text:p text:style-name="P18"><text:span text:style-name="Source_20_Text"><text:span text:style-name="T8"/></text:span></text:p>
        </text:list-item>
      </text:list>
      <text:p text:style-name="P10"><text:span text:style-name="Source_20_Text"><text:span text:style-name="T3">sudo yum install logstash</text:span></text:span></text:p>
      <text:p text:style-name="P10"><text:span text:style-name="Source_20_Text"><text:span text:style-name="T3"/></text:span></text:p>
      <text:list xml:id="list3868332655134543470" text:style-name="L5">
        <text:list-item>
          <text:p text:style-name="P19"><text:span text:style-name="Source_20_Text"><text:span text:style-name="T8">Consultar la ruta de logstash y abrir la ruta obtenida</text:span></text:span></text:p>
        </text:list-item>
      </text:list>
      <text:p text:style-name="P10"><text:span text:style-name="Source_20_Text"><text:span text:style-name="T8"/></text:span></text:p>
      <text:p text:style-name="P2"><text:span text:style-name="Source_20_Text"><text:span text:style-name="T2">whereis logstash</text:span></text:span></text:p>
      <text:p text:style-name="P2"><text:span text:style-name="Source_20_Text"><text:span text:style-name="T2"/></text:span></text:p>
      <text:list xml:id="list5666865704872105745" text:style-name="L6">
        <text:list-item>
          <text:p text:style-name="P14"><text:span text:style-name="Source_20_Text"><text:span text:style-name="T8">En la ruta obtenida crear un archivo tipo .conf con el script(anteriormente darle permisos a </text:span></text:span><text:span text:style-name="Source_20_Text"><text:span text:style-name="T7">/var/log/</text:span></text:span><text:span text:style-name="Source_20_Text"><text:span text:style-name="T8">messages)</text:span></text:span></text:p>
        </text:list-item>
        <text:list-item>
          <text:p text:style-name="P14"><text:span text:style-name="Source_20_Text"><text:span text:style-name="T8"/></text:span></text:p>
        </text:list-item>
      </text:list>
      <text:p text:style-name="P2"><text:span text:style-name="Source_20_Text"><text:span text:style-name="T8"/></text:span></text:p>
      <text:p text:style-name="P4">input{</text:p>
      <text:p text:style-name="P4"><text:s text:c="3"/>file{</text:p>
      <text:p text:style-name="P4"><text:s text:c="6"/>path =&gt; "/var/log/<text:span text:style-name="T6">messages</text:span>"</text:p>
      <text:p text:style-name="P4"><text:s text:c="6"/>start_position =&gt; beginning</text:p>
      <text:p text:style-name="P4"><text:s text:c="3"/>}</text:p>
      <text:p text:style-name="P4">}</text:p>
      <text:p text:style-name="P4"/>
      <text:p text:style-name="P4">output {</text:p>
      <text:p text:style-name="P4"><text:s text:c="4"/>elasticsearch {</text:p>
      <text:p text:style-name="P4"><text:s text:c="8"/>hosts =&gt; [ "localhost:9200" ]</text:p>
      <text:p text:style-name="P4"><text:s text:c="8"/>index =&gt; "<text:span text:style-name="T6">indexname</text:span>"</text:p>
      <text:p text:style-name="P4"><text:s text:c="4"/>}</text:p>
      <text:p text:style-name="P2"><text:span text:style-name="Source_20_Text"><text:span text:style-name="T2">}</text:span></text:span></text:p>
      <text:p text:style-name="P2"><text:span text:style-name="Source_20_Text"><text:span text:style-name="T2"/></text:span></text:p>
      <text:list xml:id="list8497826910349638905" text:style-name="L7">
        <text:list-item>
          <text:p text:style-name="P15"><text:span text:style-name="Source_20_Text"><text:span text:style-name="T8">Ejecutar el siguiente comando cambiando el nombre del conf</text:span></text:span></text:p>
          <text:p text:style-name="P15"><text:span text:style-name="Source_20_Text"><text:span text:style-name="T8"/></text:span></text:p>
          <text:p text:style-name="P15"><text:span text:style-name="Source_20_Text"><text:span text:style-name="T4">sudo bin/logstash -f </text:span></text:span><text:span text:style-name="Source_20_Text"><text:span text:style-name="T3">name_task</text:span></text:span><text:span text:style-name="Source_20_Text"><text:span text:style-name="T4">.conf 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list xml:id="list94417935399251" text:continue-numbering="true" text:style-name="L7">
        <text:list-item>
          <text:p text:style-name="P16"><text:soft-page-break/><text:span text:style-name="Source_20_Text"><text:span text:style-name="T5">Para consultar los indices</text:span></text:span></text:p>
        </text:list-item>
      </text:list>
      <text:p text:style-name="P3"/>
      <text:p text:style-name="P3">curl 'localhost:9200/_cat/indices?v' </text:p>
      <text:p text:style-name="P3"><text:span text:style-name="Source_20_Text"><text:span text:style-name="T7">curl 'localhost:9200/</text:span></text:span><text:span text:style-name="Source_20_Text"><text:span text:style-name="T9">index</text:span></text:span><text:span text:style-name="Source_20_Text"><text:span text:style-name="T7">/_search?pretty'</text:span></text:span></text:p>
      <text:p text:style-name="P2"><text:span text:style-name="Source_20_Text"><text:span text:style-name="T4"/></text:span></text:p>
      <text:p text:style-name="P1">insertar en bash:_</text:p>
      <text:p text:style-name="P1">curl -XPUT 'localhost:9200/indice/tipo/1' -d '{"name":"alex"}'</text:p>
      <text:p text:style-name="P1">ver en bash</text:p>
      <text:p text:style-name="P1">curl 'localhost:9200/indice/tipo/1'</text:p>
      <text:p text:style-name="P1"/>
      <text:p text:style-name="P1"/>
      <text:p text:style-name="P1"/>
      <text:p text:style-name="P6"/>
      <text:p text:style-name="P1"/>
      <text:p text:style-name="P1"/>
      <text:p text:style-name="P1">####################################################################################################</text:p>
      <text:p text:style-name="P1">Ver los twiits insertados de elastic</text:p>
      <text:p text:style-name="P1"><text:a xlink:type="simple" xlink:href="http://localhost:9200/leon/mensaje/_search?pretty" text:style-name="Internet_20_link" text:visited-style-name="Visited_20_Internet_20_Link">http://localhost:9200/leon/mensaje/_search?pretty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om kafka import KafkaConsumer</text:p>
      <text:p text:style-name="P1">from elasticsearch import Elasticsearch</text:p>
      <text:p text:style-name="P1">from datetime import datetime</text:p>
      <text:p text:style-name="P1"/>
      <text:p text:style-name="P1">consumer = KafkaConsumer('elastic_topic')</text:p>
      <text:p text:style-name="P1">es = Elasticsearch(["localhost:9200"])</text:p>
      <text:p text:style-name="P1"/>
      <text:p text:style-name="P1">print("&gt;&gt; Escuchando Twiiters en topico elastic_topic:")</text:p>
      <text:p text:style-name="P1"/>
      <text:p text:style-name="P1">for msg in consumer:</text:p>
      <text:p text:style-name="P1"><text:tab/>#print(msg.value)</text:p>
      <text:p text:style-name="P1"><text:tab/>doc = {</text:p>
      <text:p text:style-name="P1"><text:s text:c="4"/><text:tab/><text:tab/>'tweet': str(msg.value),</text:p>
      <text:p text:style-name="P1"><text:s text:c="4"/><text:tab/><text:tab/>'timestamp': datetime.now()</text:p>
      <text:p text:style-name="P1"><text:tab/> <text:s text:c="5"/>}</text:p>
      <text:p text:style-name="P1"/>
      <text:p text:style-name="P1"><text:tab/>res = es.index(index="leon", doc_type="mensaje", body=doc)</text:p>
      <text:p text:style-name="P1"><text:tab/>print("Estado mensaje: ",res['created'])</text:p>
      <text:p text:style-name="P1"/>
      <text:p text:style-name="P1"/>
      <text:p text:style-name="P1">#result = es.bulk(index="testito", doc_type="tests", body=doc)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4-18T11:46:58.001825884</meta:creation-date>
    <dc:date>2017-04-19T16:29:01.218382475</dc:date>
    <dc:creator>administradorcito </dc:creator>
    <meta:editing-duration>PT6H29M3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3" meta:paragraph-count="60" meta:word-count="201" meta:character-count="1881" meta:non-whitespace-character-count="1680"/>
  </office:meta>
</office:document-meta>
</file>